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Grand Canyon (5-5)</text:p>
          </table:table-cell>
          <table:table-cell office:value-type="string">
            <text:p>25</text:p>
          </table:table-cell>
          <table:table-cell office:value-type="string">
            <text:p>26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South Dakota State (1-11)</text:p>
          </table:table-cell>
          <table:table-cell office:value-type="string">
            <text:p>23</text:p>
          </table:table-cell>
          <table:table-cell office:value-type="string">
            <text:p>24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Grand Canyon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9</text:p>
          </table:table-cell>
          <table:table-cell office:value-type="string">
            <text:p>45</text:p>
          </table:table-cell>
          <table:table-cell office:value-type="string">
            <text:p>.156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20</text:p>
          </table:table-cell>
          <table:table-cell office:value-type="string">
            <text:p>5</text:p>
          </table:table-cell>
          <table:table-cell office:value-type="string">
            <text:p>46</text:p>
          </table:table-cell>
          <table:table-cell office:value-type="string">
            <text:p>.326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6</text:p>
          </table:table-cell>
          <table:table-cell office:value-type="string">
            <text:p>6</text:p>
          </table:table-cell>
          <table:table-cell office:value-type="string">
            <text:p>34</text:p>
          </table:table-cell>
          <table:table-cell office:value-type="string">
            <text:p>.294</text:p>
          </table:table-cell>
        </table:table-row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5</text:p>
          </table:table-cell>
          <table:table-cell office:value-type="string">
            <text:p>32</text:p>
          </table:table-cell>
          <table:table-cell office:value-type="string">
            <text:p>.156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  <table:table-cell office:value-type="string">
            <text:p>40</text:p>
          </table:table-cell>
          <table:table-cell office:value-type="string">
            <text:p>.30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26</text:p>
          </table:table-cell>
          <table:table-cell office:value-type="string">
            <text:p>.000</text:p>
          </table:table-cell>
        </table:table-row>
      </table:table>
      <table:table table:name="Sheet 2">
        <table:table-row>
          <table:table-cell office:value-type="string">
            <text:p>Grand Canyon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Redfield, Kayla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Hicks, Hannah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DeFalco, Teagan 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string">
            <text:p>24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olley, Myria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-1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Sanchez, Jordan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Dunn, Kobi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Powers, Randahl </text:p>
          </table:table-cell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6</text:p>
          </table:table-cell>
          <table:table-cell office:value-type="string">
            <text:p>31</text:p>
          </table:table-cell>
          <table:table-cell office:value-type="string">
            <text:p>.22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Ahern, Emma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Carpenter, Heidi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Adams, Maria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1</text:p>
          </table:table-cell>
          <table:table-cell office:value-type="string">
            <text:p>.09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Hagge, Sarah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Tardy, Natalie 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.1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Schuler, Tressa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25</text:p>
          </table:table-cell>
          <table:table-cell office:value-type="string">
            <text:p>.24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5</text:p>
          </table:table-cell>
        </table:table-row>
        <table:table-row>
          <table:table-cell office:value-type="string">
            <text:p>20</text:p>
          </table:table-cell>
          <table:table-cell office:value-type="string">
            <text:p>Gray, Kendall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2</text:p>
          </table:table-cell>
          <table:table-cell office:value-type="string">
            <text:p>20</text:p>
          </table:table-cell>
          <table:table-cell office:value-type="string">
            <text:p>125</text:p>
          </table:table-cell>
          <table:table-cell office:value-type="string">
            <text:p>.256</text:p>
          </table:table-cell>
          <table:table-cell office:value-type="string">
            <text:p>47</text:p>
          </table:table-cell>
          <table:table-cell office:value-type="string">
            <text:p>7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4.0</text:p>
          </table:table-cell>
        </table:table-row>
      </table:table>
      <table:table table:name="Sheet 3">
        <table:table-row>
          <table:table-cell office:value-type="string">
            <text:p>South Dakota Stat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ierra Peterson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21</text:p>
          </table:table-cell>
          <table:table-cell office:value-type="string">
            <text:p>.09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Kari Brucker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Makenzie Hennen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20</text:p>
          </table:table-cell>
          <table:table-cell office:value-type="string">
            <text:p>.2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Ashlynn Smith 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27</text:p>
          </table:table-cell>
          <table:table-cell office:value-type="string">
            <text:p>.22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Hanna Jellema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.1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Macy Smith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.3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attison Munger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-.50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Ellie Benso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ayton Richardson 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.14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Erin Cutts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Megan Jense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Maddie Fay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0</text:p>
          </table:table-cell>
          <table:table-cell office:value-type="string">
            <text:p>13</text:p>
          </table:table-cell>
          <table:table-cell office:value-type="string">
            <text:p>98</text:p>
          </table:table-cell>
          <table:table-cell office:value-type="string">
            <text:p>.173</text:p>
          </table:table-cell>
          <table:table-cell office:value-type="string">
            <text:p>29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42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0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